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rotation-align="none"/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018" table:default-cell-style-name="ce11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Expositor</text:p>
          </table:table-cell>
          <table:table-cell table:style-name="ce1" office:value-type="string" calcext:value-type="string">
            <text:p>Posica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Referencia</text:p>
          </table:table-cell>
          <table:table-cell table:style-name="ce7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1" office:value-type="float" office:value="1066748" calcext:value-type="float">
            <text:p>106674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24" calcext:value-type="float">
            <text:p>106032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5434" calcext:value-type="float">
            <text:p>106543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31" calcext:value-type="float">
            <text:p>106033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5925" calcext:value-type="float">
            <text:p>106592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54" calcext:value-type="float">
            <text:p>106035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48781" calcext:value-type="float">
            <text:p>104878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7701" calcext:value-type="float">
            <text:p>107770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21" calcext:value-type="float">
            <text:p>106032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22" calcext:value-type="float">
            <text:p>106032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8190" calcext:value-type="float">
            <text:p>108819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45" calcext:value-type="float">
            <text:p>106034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43" calcext:value-type="float">
            <text:p>106034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34" calcext:value-type="float">
            <text:p>106033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48782" calcext:value-type="float">
            <text:p>1048782</text:p>
          </table:table-cell>
          <table:table-cell table:style-name="ce7" office:value-type="float" office:value="7" calcext:value-type="float">
            <text:p>7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59" calcext:value-type="float">
            <text:p>106035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9247" calcext:value-type="float">
            <text:p>105924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40" calcext:value-type="float">
            <text:p>106034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3632" calcext:value-type="float">
            <text:p>105363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57" calcext:value-type="float">
            <text:p>106035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6362" calcext:value-type="float">
            <text:p>105636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6" office:value-type="string" calcext:value-type="string">
            <text:p>Metro Quadrado</text:p>
          </table:table-cell>
          <table:table-cell table:style-name="ce1" office:value-type="string" calcext:value-type="string">
            <text:p>color HD gr 30x9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6887" calcext:value-type="float">
            <text:p>1126887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6" office:value-type="string" calcext:value-type="string">
            <text:p>Metro Quadrado</text:p>
          </table:table-cell>
          <table:table-cell table:style-name="ce1" office:value-type="float" office:value="6062642" calcext:value-type="float">
            <text:p>606264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4155" calcext:value-type="float">
            <text:p>108415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Metro Quadrad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9406" calcext:value-type="float">
            <text:p>107940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Metro Quadrad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9067" calcext:value-type="float">
            <text:p>107906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6" calcext:value-type="float">
            <text:p>26</text:p>
          </table:table-cell>
          <table:table-cell table:style-name="ce16" office:value-type="string" calcext:value-type="string">
            <text:p>Metro Quadrad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4001" calcext:value-type="float">
            <text:p>108400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7" calcext:value-type="float">
            <text:p>27</text:p>
          </table:table-cell>
          <table:table-cell table:style-name="ce16" office:value-type="string" calcext:value-type="string">
            <text:p>Metro Quadrad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0333" calcext:value-type="float">
            <text:p>106033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16" office:value-type="string" calcext:value-type="string">
            <text:p>Metro Quadrad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rtinari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6" office:value-type="string" calcext:value-type="string">
            <text:p>Metro Quadrado</text:p>
          </table:table-cell>
          <table:table-cell table:style-name="ce1" office:value-type="float" office:value="6062635" calcext:value-type="float">
            <text:p>606263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6598" calcext:value-type="float">
            <text:p>105659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0357" calcext:value-type="float">
            <text:p>109035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1" calcext:value-type="float">
            <text:p>31</text:p>
          </table:table-cell>
          <table:table-cell table:style-name="ce16" office:value-type="string" calcext:value-type="string">
            <text:p>Metro Quadrado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table:number-columns-spanned="3" table:number-rows-spanned="1"/>
          <table:covered-table-cell table:style-name="ce13" office:value-type="float" office:value="7" calcext:value-type="float">
            <text:p>7</text:p>
          </table:covered-table-cell>
          <table:covered-table-cell table:style-name="ce3"/>
          <table:table-cell table:style-name="ce16"/>
          <table:table-cell table:number-columns-repeated="1020"/>
        </table:table-row>
        <table:table-row table:style-name="ro2" table:number-rows-repeated="4">
          <table:table-cell table:style-name="ce10"/>
          <table:table-cell table:style-name="ce6"/>
          <table:table-cell/>
          <table:table-cell table:style-name="ce16"/>
          <table:table-cell table:number-columns-repeated="1020"/>
        </table:table-row>
        <table:table-row table:style-name="ro2" table:number-rows-repeated="2">
          <table:table-cell table:style-name="ce10"/>
          <table:table-cell table:number-columns-repeated="1023"/>
        </table:table-row>
        <table:table-row table:style-name="ro2" table:number-rows-repeated="5">
          <table:table-cell table:style-name="ce10" table:number-columns-repeated="2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3">
          <table:table-cell table:style-name="ce10" table:number-columns-repeated="2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2">
          <table:table-cell table:style-name="ce10" table:number-columns-repeated="2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2">
          <table:table-cell table:style-name="ce10" table:number-columns-repeated="2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2">
          <table:table-cell table:style-name="ce10" table:number-columns-repeated="2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13">
          <table:table-cell table:style-name="ce10" table:number-columns-repeated="2"/>
          <table:table-cell table:number-columns-repeated="1022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0">
          <table:table-cell table:style-name="ce10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number-columns-spanned="3" table:number-rows-spanned="1"/>
          <table:covered-table-cell table:number-columns-repeated="2" table:style-name="ce3"/>
          <table:table-cell table:number-columns-repeated="1021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5">
          <table:table-cell table:style-name="ce10" table:number-columns-repeated="2"/>
          <table:table-cell table:number-columns-repeated="1022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10" table:number-columns-repeated="2"/>
          <table:table-cell table:number-columns-repeated="1022"/>
        </table:table-row>
        <table:table-row table:style-name="ro2" table:number-rows-repeated="19"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41:32.8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3-10-05T16:46:52.021000000</dc:date>
    <meta:editing-cycles>8</meta:editing-cycles>
    <meta:editing-duration>PT15M49S</meta:editing-duration>
    <meta:generator>LibreOffice/6.0.5.2$Windows_X86_64 LibreOffice_project/54c8cbb85f300ac59db32fe8a675ff7683cd5a16</meta:generator>
    <meta:document-statistic meta:table-count="1" meta:cell-count="165" meta:object-count="0"/>
  </office:meta>
</office:document-meta>
</file>